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0774" officeooo:paragraph-rsid="00060774" style:font-size-asian="16pt" style:font-size-complex="16pt"/>
    </style:style>
    <style:style style:name="P2" style:family="paragraph" style:parent-style-name="Standard">
      <style:text-properties fo:font-size="16pt" officeooo:rsid="0007c57f" officeooo:paragraph-rsid="0007c57f" style:font-size-asian="16pt" style:font-size-complex="16pt"/>
    </style:style>
    <style:style style:name="P3" style:family="paragraph" style:parent-style-name="Standard">
      <style:text-properties fo:font-size="16pt" officeooo:rsid="00086024" officeooo:paragraph-rsid="00086024" style:font-size-asian="14pt" style:font-size-complex="16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86024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derwater CSMA_ALOHA</text:p>
      <text:p text:style-name="P1"/>
      <text:p text:style-name="P2">Basic ALOHA:<text:line-break/><text:span text:style-name="T1">A node transmits</text:span><text:span text:style-name="T2">. If no ACK is recieved back the node waits a random amount of time and thne tries retransmitting.<text:line-break/></text:span></text:p>
      <text:p text:style-name="P3">CSMA:<text:line-break/><text:span text:style-name="T1">Listens on the channel to see if anyone else if transmitting. Waits a random amount of time if it senses the cahnnel is bus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12:39:53.358967904</meta:creation-date>
    <meta:editing-duration>PT21H2M19S</meta:editing-duration>
    <meta:editing-cycles>2</meta:editing-cycles>
    <meta:generator>LibreOffice/6.4.7.2$Linux_X86_64 LibreOffice_project/40$Build-2</meta:generator>
    <dc:date>2024-02-14T12:40:15.481307787</dc:date>
    <meta:document-statistic meta:table-count="0" meta:image-count="0" meta:object-count="0" meta:page-count="1" meta:paragraph-count="3" meta:word-count="50" meta:character-count="279" meta:non-whitespace-character-count="231"/>
  </office:meta>
</office:document-meta>
</file>